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2e7c8" officeooo:paragraph-rsid="0002e7c8"/>
    </style:style>
    <style:style style:name="P2" style:family="paragraph" style:parent-style-name="Heading_20_1">
      <style:text-properties officeooo:rsid="00062a1f" officeooo:paragraph-rsid="00062a1f"/>
    </style:style>
    <style:style style:name="P3" style:family="paragraph" style:parent-style-name="Heading_20_2">
      <style:text-properties officeooo:rsid="00062a1f" officeooo:paragraph-rsid="00062a1f"/>
    </style:style>
    <style:style style:name="P4" style:family="paragraph" style:parent-style-name="Text_20_body">
      <style:text-properties officeooo:rsid="0002e7c8" officeooo:paragraph-rsid="0002e7c8"/>
    </style:style>
    <style:style style:name="P5" style:family="paragraph" style:parent-style-name="Title">
      <style:text-properties officeooo:rsid="0002e7c8" officeooo:paragraph-rsid="0002e7c8"/>
    </style:style>
    <style:style style:name="T1" style:family="text">
      <style:text-properties officeooo:rsid="00048494"/>
    </style:style>
    <style:style style:name="T2" style:family="text">
      <style:text-properties officeooo:rsid="0004bb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pport TD – Processus, Signaux et Capabilities (Linux -C / Terminal)</text:p>
      <text:h text:style-name="P1" text:outline-level="1">Partie 1 – Processus</text:h>
      <text:h text:style-name="Heading_20_2" text:outline-level="2">Exercice 1 – Création de processus</text:h>
      <text:p text:style-name="P4">1. Un processus est un programme vivant (en cours d’exécution) alors qu’un thread est un coeur logique (l’endroit où il est exécuter)</text:p>
      <text:p text:style-name="P4">2. <text:span text:style-name="T1">Dans le parent fork() renvoie le pid de l’enfant </text:span><text:span text:style-name="T2">(pour dire que c’est un succès)</text:span><text:span text:style-name="T1">. Dans l’enfant fork() renvoie 0 </text:span><text:span text:style-name="T2">(pour dire que c’est un succés)</text:span><text:span text:style-name="T1">.</text:span></text:p>
      <text:p text:style-name="P4">3. <text:span text:style-name="T2">L’ordre des réponses s’inverse car le processus avec un wait() se finit en deuxième. C’est possible car les deux processus sont exécuté parallèlement (dans deux threads différents).</text:span></text:p>
      <text:h text:style-name="Heading_20_1" text:outline-level="1">Partie 2 – Signaux et Capabilities Linux</text:h>
      <text:h text:style-name="Heading_20_2" text:outline-level="2">Exercice 2 – Interception de SIGINT</text:h>
      <text:p text:style-name="Text_20_body"/>
      <text:h text:style-name="P3" text:outline-level="2">Exercice 3 – kill() en C</text:h>
      <text:h text:style-name="P2" text:outline-level="1">Partie 3 – Capabilities Linux</text:h>
      <text:h text:style-name="P3" text:outline-level="2">Exercice</text:h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6:50:19.527765992</meta:creation-date>
    <dc:date>2025-04-23T17:33:23.240528481</dc:date>
    <meta:editing-duration>PT6M2S</meta:editing-duration>
    <meta:editing-cycles>1</meta:editing-cycles>
    <meta:document-statistic meta:table-count="0" meta:image-count="0" meta:object-count="0" meta:page-count="1" meta:paragraph-count="11" meta:word-count="116" meta:character-count="724" meta:non-whitespace-character-count="612"/>
    <meta:generator>LibreOffice/24.2.7.2$Linux_X86_64 LibreOffice_project/420$Build-2</meta:generator>
  </office:meta>
</office:document-meta>
</file>